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2cm"/>
    </style:style>
    <style:style style:name="co3" style:family="table-column">
      <style:table-column-properties fo:break-before="auto" style:column-width="23.059cm"/>
    </style:style>
    <style:style style:name="co4" style:family="table-column">
      <style:table-column-properties fo:break-before="auto" style:column-width="3.334cm"/>
    </style:style>
    <style:style style:name="co5" style:family="table-column">
      <style:table-column-properties fo:break-before="auto" style:column-width="5.74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02cm solid #000000" style:vertical-align="middle"/>
      <style:text-properties style:font-name="Arial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9" table:default-cell-style-name="ce4"/>
        <table:table-row table:style-name="ro2">
          <table:table-cell table:style-name="ce1" office:value-type="string">
            <text:p>Clase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Temas</text:p>
          </table:table-cell>
          <table:table-cell table:style-name="ce1" office:value-type="string">
            <text:p>Docente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5" office:value-type="date" office:date-value="2022-08-31">
            <text:p>31/08/22</text:p>
          </table:table-cell>
          <table:table-cell table:style-name="ce6" office:value-type="string">
            <text:p>Introducción a la programación. Qué es Python, alcances. Entornos de desarrollo, notebooks de python: Google Colab, Spyder, Jupyter notebooks.Operaciones básicas, variables, tipos de datos. Convenciones y estilos.</text:p>
          </table:table-cell>
          <table:table-cell table:style-name="ce9" office:value-type="string">
            <text:p>Manuel Quintana</text:p>
          </table:table-cell>
          <table:table-cell table:style-name="ce3" office:value-type="string">
            <text:p>Concepto de clases y objetos.</text:p>
            <text:p>Darlo en 1 o en 2</text:p>
          </table:table-cell>
          <table:table-cell table:style-name="ce3" table:number-columns-repeated="4"/>
          <table:table-cell table:number-columns-repeated="101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5" office:value-type="date" office:date-value="2022-09-07">
            <text:p>07/09/22</text:p>
          </table:table-cell>
          <table:table-cell table:style-name="ce6" office:value-type="string">
            <text:p>Bloques de código y estructuras de control. Estructuras de datos: Diferencia y usos de listas, tuplas y diccionarios. Indexación de objetos. Recorridos de listas. Funciones: definición y usos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5" office:value-type="date" office:date-value="2022-09-14">
            <text:p>14/09/22</text:p>
          </table:table-cell>
          <table:table-cell table:style-name="ce6" office:value-type="string">
            <text:p>Librerías principales: Numpy, Pandas. Carga, filtro y exploración de datasets. Filtros, map, apply, funciones lambda, groupby. Descarga de datasets de la web. Qué es una API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5" office:value-type="date" office:date-value="2022-09-21">
            <text:p>21/09/22</text:p>
          </table:table-cell>
          <table:table-cell table:style-name="ce6" office:value-type="string">
            <text:p>Librería matplotlib y otras. Tipos de gráficos, usos y ejemplos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date" office:date-value="2022-09-28">
            <text:p>28/09/22</text:p>
          </table:table-cell>
          <table:table-cell table:style-name="ce6" office:value-type="string">
            <text:p>Introducción a HTML. Librerías de web scraping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date" office:date-value="2022-10-05">
            <text:p>05/10/22</text:p>
          </table:table-cell>
          <table:table-cell table:style-name="ce7" office:value-type="string">
            <text:p>Introducción a SQL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date" office:date-value="2022-10-12">
            <text:p>12/10/22</text:p>
          </table:table-cell>
          <table:table-cell table:style-name="ce8" office:value-type="string">
            <text:p>Trabajo de desarrollo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date" office:date-value="2022-10-19">
            <text:p>19/10/22</text:p>
          </table:table-cell>
          <table:table-cell table:style-name="ce8" office:value-type="string">
            <text:p>Presentación de los trabajos.</text:p>
          </table:table-cell>
          <table:table-cell table:style-name="ce9" office:value-type="string">
            <text:p>Manuel Quintana</text:p>
          </table:table-cell>
          <table:table-cell table:style-name="ce3" table:number-columns-repeated="5"/>
          <table:table-cell table:number-columns-repeated="1015"/>
        </table:table-row>
        <table:table-row table:style-name="ro2">
          <table:table-cell table:style-name="ce3" table:number-columns-repeated="9"/>
          <table:table-cell table:number-columns-repeated="1015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7">27/06/2022</text:date>, <text:time>12:4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49S</meta:editing-duration>
    <meta:editing-cycles>6</meta:editing-cycles>
    <meta:generator>OpenOffice/4.1.11$Win32 OpenOffice.org_project/4111m1$Build-9808</meta:generator>
    <dc:date>2022-06-27T12:41:42.73</dc:date>
    <dc:creator>Manuel Quintana</dc:creator>
    <meta:document-statistic meta:table-count="3" meta:cell-count="37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